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loext:graphic-properties draw:fill="solid" draw:fill-color="#f9f9f9" draw:opacity="100%"/>
      <style:paragraph-properties fo:margin-left="0cm" fo:margin-right="0cm" fo:orphans="2" fo:widows="2" fo:text-indent="0cm" style:auto-text-indent="false" fo:background-color="#f9f9f9" fo:padding="0.049cm" fo:border="0.06pt solid #dddddd"/>
      <style:text-properties fo:font-variant="normal" fo:text-transform="none" fo:color="#000000" fo:letter-spacing="normal" officeooo:paragraph-rsid="00172833"/>
    </style:style>
    <style:style style:name="P2" style:family="paragraph" style:parent-style-name="Preformatted_20_Text">
      <loext:graphic-properties draw:fill="solid" draw:fill-color="#f9f9f9" draw:opacity="100%"/>
      <style:paragraph-properties fo:orphans="2" fo:widows="2" fo:background-color="#f9f9f9" fo:padding="0.049cm" fo:border="0.06pt solid #dddddd"/>
      <style:text-properties fo:font-variant="normal" fo:text-transform="none" fo:color="#000000" fo:letter-spacing="normal" officeooo:paragraph-rsid="00172833"/>
    </style:style>
    <style:style style:name="P3" style:family="paragraph" style:parent-style-name="Preformatted_20_Text">
      <loext:graphic-properties draw:fill="solid" draw:fill-color="#f9f9f9" draw:opacity="100%"/>
      <style:paragraph-properties fo:margin-top="0cm" fo:margin-bottom="0.499cm" loext:contextual-spacing="false" fo:orphans="2" fo:widows="2" fo:background-color="#f9f9f9" fo:padding="0.049cm" fo:border="0.06pt solid #dddddd"/>
      <style:text-properties fo:font-variant="normal" fo:text-transform="none" fo:color="#000000" fo:letter-spacing="normal" officeooo:paragraph-rsid="00172833"/>
    </style:style>
    <style:style style:name="P4" style:family="paragraph" style:parent-style-name="Text_20_body">
      <style:text-properties officeooo:paragraph-rsid="00172833"/>
    </style:style>
    <style:style style:name="P5" style:family="paragraph" style:parent-style-name="Text_20_body">
      <style:text-properties fo:language="es" fo:country="ES" officeooo:paragraph-rsid="00172833"/>
    </style:style>
    <style:style style:name="P6" style:family="paragraph" style:parent-style-name="Heading_20_1">
      <style:text-properties officeooo:paragraph-rsid="00174d9f"/>
    </style:style>
    <style:style style:name="P7" style:family="paragraph" style:parent-style-name="Heading_20_2">
      <style:text-properties officeooo:paragraph-rsid="00172833"/>
    </style:style>
    <style:style style:name="P8" style:family="paragraph" style:parent-style-name="Heading_20_2">
      <style:paragraph-properties fo:break-before="page"/>
      <style:text-properties officeooo:paragraph-rsid="00172833"/>
    </style:style>
    <style:style style:name="T1" style:family="text">
      <style:text-properties officeooo:rsid="000786b4"/>
    </style:style>
    <style:style style:name="T2" style:family="text">
      <style:text-properties officeooo:rsid="00086981"/>
    </style:style>
    <style:style style:name="T3" style:family="text">
      <style:text-properties style:font-name="monospace" fo:font-size="10.5pt" fo:font-style="normal" fo:font-weight="normal"/>
    </style:style>
    <style:style style:name="T4" style:family="text">
      <style:text-properties officeooo:rsid="000a8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 text:name="Ejercicio_11"/>Ejercicio 1</text:h>
      <text:p text:style-name="P4">A continuación se muestran unos breves enunciados junto a fragmentos de su especificación como TADs. Indicar si dichos fragmentos son correctos o presentan errores, y si es así cuáles y por qué.</text:p>
      <text:p text:style-name="P4">a) En un frasco aislado en un laboratorio se cuenta con una cantidad de hielo, que al ser sometido a calor se transforma en agua, a razón de un<text:bookmark text:name="MathJax-Element-1-Frame"/><text:bookmark text:name="MathJax-Span-1"/><text:bookmark text:name="MathJax-Span-2"/><text:bookmark text:name="MathJax-Span-3"/> d<text:bookmark text:name="MathJax-Span-4"/><text:bookmark text:name="MathJax-Span-5"/>m² por caloría. Como el frasco está aislado, ésa es la única transformación posible.</text:p>
      <text:p text:style-name="P1"><text:s text:c="3"/><text:span text:style-name="T3">TAD frasco</text:span></text:p>
      <text:p text:style-name="P2"><text:s text:c="3"/><text:span text:style-name="T3">generadores:</text:span></text:p>
      <text:p text:style-name="P2"><text:s text:c="3"/><text:span text:style-name="T3">nuevo_frasco: tamaño -&gt; frasco</text:span></text:p>
      <text:p text:style-name="P2"><text:s text:c="3"/><text:span text:style-name="T3">observadores:</text:span></text:p>
      <text:p text:style-name="P2"><text:s text:c="3"/><text:span text:style-name="T3">volumen_hielo: frasco -&gt; nat</text:span></text:p>
      <text:p text:style-name="P2"><text:s text:c="3"/><text:span text:style-name="T3">volumen_agua: frasco -&gt; nat</text:span></text:p>
      <text:p text:style-name="P2"><text:s text:c="3"/><text:span text:style-name="T3">operaciones:</text:span></text:p>
      <text:p text:style-name="P2"><text:s text:c="3"/><text:span text:style-name="T3">aportar_calorías: frasco x nat -&gt; frasco</text:span></text:p>
      <text:p text:style-name="P2"><text:s text:c="3"/><text:span text:style-name="T3">disminuir_hielo: frasco x nat -&gt; frasco</text:span></text:p>
      <text:p text:style-name="P2"><text:s text:c="3"/><text:span text:style-name="T3">incrementar_agua: frasco x nat -&gt; frasco</text:span></text:p>
      <text:p text:style-name="P3"><text:s text:c="3"/><text:span text:style-name="T3">Fin TAD</text:span></text:p>
      <text:p text:style-name="P4">b) Una bolita se desplaza sobre una recta a medida que recibe impulsos. Los impulsos se miden en kilos, y la relación entre ambos es que por cada kilo la bolita avanza dos metros.</text:p>
      <text:p text:style-name="P1"><text:s text:c="3"/><text:span text:style-name="T3">[...]</text:span></text:p>
      <text:p text:style-name="P2"><text:s text:c="3"/><text:span text:style-name="T3">observadores:</text:span></text:p>
      <text:p text:style-name="P2"><text:s text:c="3"/><text:span text:style-name="T3">posición: bolita -&gt; nat</text:span></text:p>
      <text:p text:style-name="P2"><text:s text:c="3"/><text:span text:style-name="T3">operaciones:</text:span></text:p>
      <text:p text:style-name="P2"><text:s text:c="3"/><text:span text:style-name="T3">empujar: bolita x nat i x distancia d -&gt; bolita { d = 2i }</text:span></text:p>
      <text:p text:style-name="P3"><text:s text:c="3"/><text:span text:style-name="T3">[...]</text:span></text:p>
      <text:p text:style-name="P4">c) Se desea modelar una pila que siempre permite aplicar la operación top(), pero indica cuando no hay ningún elemento válido.</text:p>
      <text:p text:style-name="P1"><text:s text:c="3"/><text:span text:style-name="T3">observadores:</text:span></text:p>
      <text:p text:style-name="P3"><text:s text:c="3"/><text:span text:style-name="T3">top: pila -&gt; &lt;elem, bool&gt;</text:span></text:p>
      <text:p text:style-name="P4">d) Ídem anterior:</text:p>
      <text:p text:style-name="P1"><text:s text:c="3"/><text:span text:style-name="T3">top: pila -&gt; indicador</text:span></text:p>
      <text:p text:style-name="P2"><text:s text:c="3"/><text:span text:style-name="T3">hay_elem?: indicador -&gt; bool</text:span></text:p>
      <text:p text:style-name="P3"><text:s text:c="3"/><text:span text:style-name="T3">elem: pila x indicador i -&gt; elem { hay_elem?(i) }</text:span></text:p>
      <text:p text:style-name="P4"/>
      <text:h text:style-name="P7" text:outline-level="2"><text:bookmark text:name="Ejercicio_21"/><text:soft-page-break/>Ejercicio 2</text:h>
      <text:p text:style-name="P5">Explique la forma general de un algoritmo de Divide &amp; Conquer. ¿Cualquier algoritmo recursivo es un algoritmo de Divide &amp; Conquer? ¿Qué condiciones se espera que se satisfagan para que se justifique la aplicación de la técnica algorítmica? Ejemplifique un caso.</text:p>
      <text:h text:style-name="P7" text:outline-level="2"><text:bookmark text:name="Ejercicio_31"/>Ejercicio 3</text:h>
      <text:p text:style-name="P4">Decimos que un algoritmo de ordenamiento es estable si a lo largo de la ejecución los elementos que ya se encuentran en la posición que les corresponde nunca son intercambiados. Detalle cuáles de los algoritmos de ordenamiento que conoce son estables y justifique.</text:p>
      <text:h text:style-name="P7" text:outline-level="2"><text:bookmark text:name="Ejercicio_41"/>Ejercicio 4</text:h>
      <text:p text:style-name="P4">Dada la necesidad de diseñar el TAD Conjunto que es utilizado en un contexto como herramientas de para recorrer sus elementos. Proponga una interfaz apropiada. ¿Coincide con la propuesta en el TAD? Justifique.</text:p>
      <text:h text:style-name="P7" text:outline-level="2"><text:bookmark text:name="Ejercicio_51"/>Ejercicio 5</text:h>
      <text:p text:style-name="P4">Explique detalladamente el concepto de observador básico y cómo interviene en la definición de las otras operaciones a fin de preservar las características fundamentales del lengua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74d9f"/>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03/05/2017<text:tab/><text:tab/><text:tab/><text:tab/>Pág </text:span><text:span text:style-name="MT1"><text:page-number text:select-page="current">2</text:page-number></text:span><text:span text:style-name="MT1">/</text:span><text:span text:style-name="MT1"><text:page-count>2</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1:29.864785775</dc:date>
    <meta:editing-duration>PT53S</meta:editing-duration>
    <meta:editing-cycles>2</meta:editing-cycles>
    <meta:document-statistic meta:table-count="0" meta:image-count="0" meta:object-count="0" meta:page-count="2" meta:paragraph-count="37" meta:word-count="375" meta:character-count="2321" meta:non-whitespace-character-count="1915"/>
  </office:meta>
</office:document-meta>
</file>